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14e30" officeooo:paragraph-rsid="00114e30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6pt" style:text-underline-style="none" fo:font-weight="bold" officeooo:rsid="00114e30" officeooo:paragraph-rsid="00114e30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fo:font-style="italic" style:text-underline-style="none" fo:font-weight="normal" officeooo:rsid="00114e30" officeooo:paragraph-rsid="00114e30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text-properties officeooo:rsid="001352d2" officeooo:paragraph-rsid="001352d2"/>
    </style:style>
    <style:style style:name="P5" style:family="paragraph" style:parent-style-name="Standard">
      <style:text-properties fo:font-weight="bold" officeooo:rsid="001352d2" officeooo:paragraph-rsid="001352d2" style:font-weight-asian="bold" style:font-weight-complex="bold"/>
    </style:style>
    <style:style style:name="P6" style:family="paragraph" style:parent-style-name="Standard" style:list-style-name="L1">
      <style:text-properties fo:font-weight="normal" officeooo:rsid="001352d2" officeooo:paragraph-rsid="001352d2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376bf" officeooo:paragraph-rsid="001376bf" style:font-weight-asian="normal" style:font-weight-complex="normal"/>
    </style:style>
    <style:style style:name="P8" style:family="paragraph" style:parent-style-name="Standard">
      <style:text-properties officeooo:rsid="00114e30" officeooo:paragraph-rsid="00114e30"/>
    </style:style>
    <style:style style:name="P9" style:family="paragraph" style:parent-style-name="Standard">
      <style:text-properties fo:font-size="16pt" officeooo:rsid="001be875" officeooo:paragraph-rsid="001be875" style:font-size-asian="16pt" style:font-size-complex="16pt"/>
    </style:style>
    <style:style style:name="P10" style:family="paragraph" style:parent-style-name="Standard">
      <style:text-properties officeooo:rsid="001be875" officeooo:paragraph-rsid="001be875"/>
    </style:style>
    <style:style style:name="P11" style:family="paragraph" style:parent-style-name="Standard">
      <style:text-properties fo:font-weight="bold" officeooo:rsid="001be875" officeooo:paragraph-rsid="001be875" style:font-weight-asian="bold" style:font-weight-complex="bold"/>
    </style:style>
    <style:style style:name="P12" style:family="paragraph" style:parent-style-name="Standard" style:list-style-name="L2">
      <style:text-properties officeooo:rsid="001c36d4" officeooo:paragraph-rsid="001c36d4"/>
    </style:style>
    <style:style style:name="P13" style:family="paragraph" style:parent-style-name="Standard">
      <style:text-properties officeooo:rsid="001c36d4" officeooo:paragraph-rsid="001c36d4"/>
    </style:style>
    <style:style style:name="P14" style:family="paragraph" style:parent-style-name="Standard">
      <style:paragraph-properties fo:break-before="page"/>
      <style:text-properties fo:font-size="16pt" officeooo:rsid="001c36d4" officeooo:paragraph-rsid="001c36d4" style:font-size-asian="16pt" style:font-size-complex="16pt"/>
    </style:style>
    <style:style style:name="P15" style:family="paragraph" style:parent-style-name="Standard">
      <style:text-properties fo:font-weight="bold" officeooo:rsid="001c36d4" officeooo:paragraph-rsid="001c36d4" style:font-weight-asian="bold" style:font-weight-complex="bold"/>
    </style:style>
    <style:style style:name="P16" style:family="paragraph" style:parent-style-name="Standard" style:list-style-name="L3">
      <style:text-properties officeooo:rsid="001c36d4" officeooo:paragraph-rsid="001c36d4"/>
    </style:style>
    <style:style style:name="P17" style:family="paragraph" style:parent-style-name="Standard">
      <style:text-properties fo:font-size="16pt" officeooo:rsid="002a8f6a" officeooo:paragraph-rsid="002a8f6a" style:font-size-asian="16pt" style:font-size-complex="16pt"/>
    </style:style>
    <style:style style:name="P18" style:family="paragraph" style:parent-style-name="Standard">
      <style:text-properties officeooo:rsid="002a8f6a" officeooo:paragraph-rsid="002a8f6a"/>
    </style:style>
    <style:style style:name="P19" style:family="paragraph" style:parent-style-name="Standard">
      <style:text-properties fo:font-weight="bold" officeooo:rsid="002b2f64" officeooo:paragraph-rsid="002b2f64" style:font-weight-asian="bold" style:font-weight-complex="bold"/>
    </style:style>
    <style:style style:name="P20" style:family="paragraph" style:parent-style-name="Standard" style:list-style-name="L4">
      <style:text-properties officeooo:rsid="002b2f64" officeooo:paragraph-rsid="002b2f64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officeooo:rsid="001be87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376bf"/>
    </style:style>
    <style:style style:name="T5" style:family="text">
      <style:text-properties officeooo:rsid="00142f6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a8f6a"/>
    </style:style>
    <style:style style:name="T9" style:family="text">
      <style:text-properties officeooo:rsid="001d19b7"/>
    </style:style>
    <style:style style:name="T10" style:family="text">
      <style:text-properties officeooo:rsid="001d407b"/>
    </style:style>
    <style:style style:name="T11" style:family="text">
      <style:text-properties officeooo:rsid="0024bf77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NSAGENS RABBITMQ</text:p>
      <text:p text:style-name="Standard"/>
      <text:p text:style-name="Standard"/>
      <text:p text:style-name="P2">Listener da queue: <text:span text:style-name="T1">dispositivos-state-queue</text:span></text:p>
      <text:p text:style-name="P3"/>
      <text:p text:style-name="P4"><text:tab/>Essa listener <text:span text:style-name="T2">está presente no microserviço “main-api” e</text:span> captura as mensagens enviadas do microsserviço “disp-monitor” sobre o estado atual do monitoramento do dispositivo. Isto é, envia informações como: id, status e latência média. Essas informações são mostradas em tempo real na página de dispositivos.</text:p>
      <text:p text:style-name="P4"/>
      <text:p text:style-name="P5">Fluxo principal:<text:span text:style-name="T3"/></text:p>
      <text:list text:style-name="L1">
        <text:list-item>
          <text:p text:style-name="P6">Busca o dispositivo pelo ID e carrega nele os dados recebidos na mensagem</text:p>
        </text:list-item>
        <text:list-item>
          <text:p text:style-name="P6">Salva os dados do dispositivo no banco de dados</text:p>
        </text:list-item>
        <text:list-item>
          <text:p text:style-name="P6">Envia os dados como mensagem via websocket para todos os usuários conectados e que estão vinculados a mesma empresa do dispositivo ou que são usuários admin.</text:p>
        </text:list-item>
        <text:list-item>
          <text:p text:style-name="P6">Envia notificação de dispositivos inativos via telegram e e-mail se necessário</text:p>
          <text:list>
            <text:list-item>
              <text:p text:style-name="P6">Verifica se a data/hora atual é posterior a data/hora da última notificação (registrada na empresa) mais o tempo mínimo para próxima notificação</text:p>
              <text:list>
                <text:list-item>
                  <text:p text:style-name="P6">Se sim, envia uma mensagem, tanto por telegram, quanto por e-mail, registrados para a empresa <text:span text:style-name="T4">e registra no banco de dados para a empresa a data/hora atuais como data/hora de </text:span><text:span text:style-name="T5">ú</text:span><text:span text:style-name="T4">ltima notificação</text:span>. <text:span text:style-name="T4">A mensagem a ser enviada</text:span> contém a data/hora atuais e todos os dispositivos inativos.</text:p>
                  <text:list>
                    <text:list-item>
                      <text:p text:style-name="P6">Se não houver dispositivos inativos, a mensagem não é enviada</text:p>
                    </text:list-item>
                    <text:list-item>
                      <text:p text:style-name="P6">Se o chat id não tiver sido informado para a empresa, a mensagem de telegram não é enviada</text:p>
                    </text:list-item>
                    <text:list-item>
                      <text:p text:style-name="P6">Se o e-mail de notificação para a empresa não tiver sido informado, o e-mail não é enviado</text:p>
                    </text:list-item>
                    <text:list-item>
                      <text:p text:style-name="P6">Se tentar e não conseguir enviar a mensagem via telegram, um e-mail é enviado para o e-mail de notificação, caso tenha sido informado, informando que não foi possível enviar a mensagem via telegram</text:p>
                    </text:list-item>
                    <text:list-item>
                      <text:p text:style-name="P7">Se um RestClientException for lançado com a tentativa de enviar a mensagem via telegram, um log é registrado informando o ocorrido.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8"/>
      <text:p text:style-name="P9"><text:span text:style-name="T6">Listener da queue: </text:span><text:span text:style-name="T7">eventos-queue</text:span></text:p>
      <text:p text:style-name="P10"/>
      <text:p text:style-name="P10"><text:tab/>Esse listener está presente no microsserviço “main-api” e captura as mensagens enviadas do microsserviço “disp-monitor” com dados do evento conforme a configuração de frequência de envio de eventos para registro no banco de dados. Esses eventos incluem informações do monitoramento como: quantidade de sucessos no período, quantidade de falhas no período, quantidade de quedas, entre outras informações.</text:p>
      <text:p text:style-name="P10"/>
      <text:p text:style-name="P11">Fluxo principal:</text:p>
      <text:list text:style-name="L2">
        <text:list-item>
          <text:p text:style-name="P12">Busca o dispositivo pelo ID recebido</text:p>
        </text:list-item>
        <text:list-item>
          <text:p text:style-name="P12">Carrega o objeto evento com os dados da mensagem e o dispositivo buscado</text:p>
        </text:list-item>
        <text:list-item>
          <text:p text:style-name="P12">Registra o evento no banco de dados</text:p>
        </text:list-item>
      </text:list>
      <text:p text:style-name="P13"/>
      <text:p text:style-name="P13"/>
      <text:p text:style-name="P14"><text:span text:style-name="T6">Listener da queue:</text:span> <text:span text:style-name="T7">configs-queue</text:span></text:p>
      <text:p text:style-name="P13"/>
      <text:p text:style-name="P13"><text:tab/>Esse listener está presente no microsserviço “disp-monitor” e recebe mensagens do microsserviço “main-api”. A mensagem recebida tem dados da configuração <text:span text:style-name="T8">que foi alterada no banco de dados.</text:span></text:p>
      <text:p text:style-name="P13"/>
      <text:p text:style-name="P15">Fluxo principal:</text:p>
      <text:list text:style-name="L3">
        <text:list-item>
          <text:p text:style-name="P16">O novo config é setado em todas as threads de monitoramento. Há uma sincronização!</text:p>
          <text:list>
            <text:list-item>
              <text:p text:style-name="P16">Se o delay de monitoramento tiver sido alterado, então a execução da task <text:span text:style-name="T9">de cada</text:span> thread é cancelada <text:span text:style-name="T10">e são iniciadas novas threads</text:span> com o delay entre cada execução passando a ser o novo delay de monitoramento. Isto é, <text:span text:style-name="T10">as</text:span> thread <text:span text:style-name="T10">são executadas várias vezes, isso até o monitoramento ser parado</text:span> e, entre uma execução e outra, há um delay <text:span text:style-name="T11">de monitoramento </text:span>que geralmente é de 1ms. O mais curto possível (quase zero).</text:p>
            </text:list-item>
          </text:list>
        </text:list-item>
      </text:list>
      <text:p text:style-name="P13"/>
      <text:p text:style-name="P17"><text:span text:style-name="T6">Listener da queue:</text:span> <text:span text:style-name="T7">dispositivos-queue</text:span></text:p>
      <text:p text:style-name="P18"/>
      <text:p text:style-name="P18"><text:tab/>Esse listener está presente no microsserviço “disp-monitor” e recebe mensagens do microsserviço “main-api”. A mensagem recebida tem dados do dispositivo que foi alterado no banco de dados.</text:p>
      <text:p text:style-name="P18"/>
      <text:p text:style-name="P19">Fluxo principal:</text:p>
      <text:list text:style-name="L4">
        <text:list-item>
          <text:p text:style-name="P20">O sistema busca na lista (em memória) o objeto com a thread de monitoramento pelo ID do dispositivo</text:p>
        </text:list-item>
        <text:list-item>
          <text:p text:style-name="P20">Se o encontrado, então o objeto dispositivo é setado na thread de monitoramento correspondente, caso contrário, nada aconte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1T15:27:52.282242100</meta:creation-date>
    <dc:date>2025-11-11T16:21:04.081658600</dc:date>
    <meta:editing-duration>PT18M2S</meta:editing-duration>
    <meta:editing-cycles>11</meta:editing-cycles>
    <meta:generator>LibreOffice/25.2.6.2$Windows_X86_64 LibreOffice_project/729c5bfe710f5eb71ed3bbde9e06a6065e9c6c5d</meta:generator>
    <meta:document-statistic meta:table-count="0" meta:image-count="0" meta:object-count="0" meta:page-count="2" meta:paragraph-count="31" meta:word-count="574" meta:character-count="3560" meta:non-whitespace-character-count="3031"/>
  </office:meta>
</office:document-meta>
</file>